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2000002C1F972A32A516BE487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.41cm, 0.213cm, 0.52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2.131cm" svg:y="5.382cm" svg:width="21.759cm" svg:height="14.178cm" draw:z-index="0" draw:transform="translate (-8.7485cm -12.471cm) rotate (1.5707963267949) translate (8.7485cm 12.471cm)"><draw:image xlink:href="Pictures/10000000000004C2000002C1F972A32A516BE48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23:22:34.508000000</meta:creation-date>
    <dc:date>2023-10-09T23:25:16.636000000</dc:date>
    <meta:editing-duration>PT2M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